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64in"/>
    </style:style>
    <style:style style:name="co2" style:family="table-column">
      <style:table-column-properties fo:break-before="auto" style:column-width="6.980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fo:border-left="0.0008in solid #000000" fo:border-right="0.0008in solid #000000" fo:border-top="none"/>
    </style:style>
    <style:style style:name="ce3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4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Argument</text:p>
          </table:table-cell>
          <table:table-cell table:style-name="ce1" office:value-type="string">
            <text:p>Function</text:p>
          </table:table-cell>
          <table:table-cell table:style-name="ce4" table:number-columns-repeated="1022"/>
        </table:table-row>
        <table:table-row table:style-name="ro2">
          <table:table-cell office:value-type="string">
            <text:p>tracking_turrets</text:p>
          </table:table-cell>
          <table:table-cell office:value-type="string">
            <text:p>Enables tracking through any turrets on the grid. Disables raycast tracking.</text:p>
          </table:table-cell>
          <table:table-cell table:number-columns-repeated="1022"/>
        </table:table-row>
        <table:table-row table:style-name="ro2">
          <table:table-cell office:value-type="string">
            <text:p>tracking_raycast</text:p>
          </table:table-cell>
          <table:table-cell office:value-type="string">
            <text:p>Fires a raycast scan and enables raycast tracking if a target is hit. Disables turret tracking.</text:p>
          </table:table-cell>
          <table:table-cell table:number-columns-repeated="1022"/>
        </table:table-row>
        <table:table-row table:style-name="ro3">
          <table:table-cell office:value-type="string">
            <text:p>tracking_disable</text:p>
          </table:table-cell>
          <table:table-cell office:value-type="string">
            <text:p>Disables all tracking modes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aimbot_enable</text:p>
          </table:table-cell>
          <table:table-cell office:value-type="string">
            <text:p>Enables gyro control for the aimbot only while tracking is active</text:p>
          </table:table-cell>
          <table:table-cell table:number-columns-repeated="1022"/>
        </table:table-row>
        <table:table-row table:style-name="ro2">
          <table:table-cell office:value-type="string">
            <text:p>aimbot_disable</text:p>
          </table:table-cell>
          <table:table-cell office:value-type="string">
            <text:p>Disables gyro control for the aimbot</text:p>
          </table:table-cell>
          <table:table-cell table:number-columns-repeated="1022"/>
        </table:table-row>
        <table:table-row table:style-name="ro2">
          <table:table-cell office:value-type="string">
            <text:p>aimbot_toggle</text:p>
          </table:table-cell>
          <table:table-cell office:value-type="string">
            <text:p>Toggles gyro control for the aimbot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aimbot_missiles</text:p>
          </table:table-cell>
          <table:table-cell office:value-type="string">
            <text:p>Sets the aimbot lead tracking for missiles</text:p>
          </table:table-cell>
          <table:table-cell table:number-columns-repeated="1022"/>
        </table:table-row>
        <table:table-row table:style-name="ro2">
          <table:table-cell office:value-type="string">
            <text:p>aimbot_gatlings</text:p>
          </table:table-cell>
          <table:table-cell office:value-type="string">
            <text:p>Sets the aimbot lead tracking for gatling guns</text:p>
          </table:table-cell>
          <table:table-cell table:number-columns-repeated="1022"/>
        </table:table-row>
        <table:table-row table:style-name="ro2">
          <table:table-cell office:value-type="string">
            <text:p>aimbot_custom XXX</text:p>
          </table:table-cell>
          <table:table-cell office:value-type="string">
            <text:p>Sets the aimbot lead tracking to a projectile muzzle velocity of XXX (Should be an integer value in m/s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ound_enable</text:p>
          </table:table-cell>
          <table:table-cell office:value-type="string">
            <text:p>Enables tracking alert sound</text:p>
          </table:table-cell>
          <table:table-cell table:number-columns-repeated="1022"/>
        </table:table-row>
        <table:table-row table:style-name="ro3">
          <table:table-cell office:value-type="string">
            <text:p>sound_disable</text:p>
          </table:table-cell>
          <table:table-cell office:value-type="string">
            <text:p>Disables tracking alert sound</text:p>
          </table:table-cell>
          <table:table-cell table:number-columns-repeated="1022"/>
        </table:table-row>
        <table:table-row table:style-name="ro3">
          <table:table-cell office:value-type="string">
            <text:p>sound_toggle</text:p>
          </table:table-cell>
          <table:table-cell office:value-type="string">
            <text:p>Toggles tracking alert sound</text:p>
          </table:table-cell>
          <table:table-cell table:number-columns-repeated="1022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style-name="ce3" table:number-columns-repeated="2"/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9">07/09/2020</text:date>, <text:time>22:3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22:11:06.71</meta:creation-date>
    <dc:date>2020-07-09T22:32:18.40</dc:date>
    <meta:editing-duration>PT21M17S</meta:editing-duration>
    <meta:editing-cycles>3</meta:editing-cycles>
    <meta:generator>OpenOffice/4.1.7$Win32 OpenOffice.org_project/417m1$Build-9800</meta:generator>
    <meta:document-statistic meta:table-count="1" meta:cell-count="26" meta:object-count="0"/>
  </office:meta>
</office:document-meta>
</file>